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07433333333333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81516666666667cm"/>
    </style:style>
    <style:style style:name="co4" style:family="table-column">
      <style:table-column-properties fo:break-before="auto" style:column-width="3.111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ers_age_balan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ge</text:p>
          </table:table-cell>
          <table:table-cell office:value-type="string" table:style-name="ce1">
            <text:p>All gender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string" table:style-name="ce1">
            <text:p>age</text:p>
          </table:table-cell>
          <table:table-cell office:value-type="string" table:style-name="ce1">
            <text:p>tota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2610012610012611" table:formula="of:=[.G2]*100/[.G$86]" table:style-name="ce1">
            <text:p>0,126100126</text:p>
          </table:table-cell>
          <table:table-cell office:value-type="float" office:value="0.11458397342519329" table:formula="of:=[.H2]*100/[.H$86]" table:style-name="ce1">
            <text:p>0,114583973</text:p>
          </table:table-cell>
          <table:table-cell office:value-type="float" office:value="0.1823100446953658" table:formula="of:=[.I2]*100/[.I$86]" table:style-name="ce1">
            <text:p>0,18231004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261" table:style-name="ce1">
            <text:p>1261</text:p>
          </table:table-cell>
          <table:table-cell office:value-type="float" office:value="951" table:style-name="ce1">
            <text:p>951</text:p>
          </table:table-cell>
          <table:table-cell office:value-type="float" office:value="310" table:style-name="ce1">
            <text:p>31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12650012650012649" table:formula="of:=[.G3]*100/[.G$86]" table:style-name="ce1">
            <text:p>0,126500127</text:p>
          </table:table-cell>
          <table:table-cell office:value-type="float" office:value="0.10819811581054004" table:formula="of:=[.H3]*100/[.H$86]" table:style-name="ce1">
            <text:p>0,108198116</text:p>
          </table:table-cell>
          <table:table-cell office:value-type="float" office:value="0.21583156904257822" table:formula="of:=[.I3]*100/[.I$86]" table:style-name="ce1">
            <text:p>0,21583156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265" table:style-name="ce1">
            <text:p>1265</text:p>
          </table:table-cell>
          <table:table-cell office:value-type="float" office:value="898" table:style-name="ce1">
            <text:p>898</text:p>
          </table:table-cell>
          <table:table-cell office:value-type="float" office:value="367" table:style-name="ce1">
            <text:p>367</text:p>
          </table:table-cell>
          <table:table-cell/>
          <table:table-cell table:style-name="ce1">
            <draw:frame draw:z-index="1" draw:id="id0" draw:style-name="a0" draw:name="Chart 3" svg:x="0.14706in" svg:y="0.04399in" svg:width="10.80945in" svg:height="6.493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2340012340012339" table:formula="of:=[.G4]*100/[.G$86]" table:style-name="ce1">
            <text:p>0,123400123</text:p>
          </table:table-cell>
          <table:table-cell office:value-type="float" office:value="0.10807762793101829" table:formula="of:=[.H4]*100/[.H$86]" table:style-name="ce1">
            <text:p>0,108077628</text:p>
          </table:table-cell>
          <table:table-cell office:value-type="float" office:value="0.19818866149141379" table:formula="of:=[.I4]*100/[.I$86]" table:style-name="ce1">
            <text:p>0,19818866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34" table:style-name="ce1">
            <text:p>1234</text:p>
          </table:table-cell>
          <table:table-cell office:value-type="float" office:value="897" table:style-name="ce1">
            <text:p>897</text:p>
          </table:table-cell>
          <table:table-cell office:value-type="float" office:value="337" table:style-name="ce1">
            <text:p>337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11200011200011201" table:formula="of:=[.G5]*100/[.G$86]" table:style-name="ce1">
            <text:p>0,112000112</text:p>
          </table:table-cell>
          <table:table-cell office:value-type="float" office:value="0.10470396730440901" table:formula="of:=[.H5]*100/[.H$86]" table:style-name="ce1">
            <text:p>0,104703967</text:p>
          </table:table-cell>
          <table:table-cell office:value-type="float" office:value="0.14761232651140907" table:formula="of:=[.I5]*100/[.I$86]" table:style-name="ce1">
            <text:p>0,14761232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20" table:style-name="ce1">
            <text:p>1120</text:p>
          </table:table-cell>
          <table:table-cell office:value-type="float" office:value="869" table:style-name="ce1">
            <text:p>869</text:p>
          </table:table-cell>
          <table:table-cell office:value-type="float" office:value="251" table:style-name="ce1">
            <text:p>25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12620012620012619" table:formula="of:=[.G6]*100/[.G$86]" table:style-name="ce1">
            <text:p>0,126200126</text:p>
          </table:table-cell>
          <table:table-cell office:value-type="float" office:value="0.12482544318454285" table:formula="of:=[.H6]*100/[.H$86]" table:style-name="ce1">
            <text:p>0,124825443</text:p>
          </table:table-cell>
          <table:table-cell office:value-type="float" office:value="0.13290990355210539" table:formula="of:=[.I6]*100/[.I$86]" table:style-name="ce1">
            <text:p>0,132909904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62" table:style-name="ce1">
            <text:p>1262</text:p>
          </table:table-cell>
          <table:table-cell office:value-type="float" office:value="1036" table:style-name="ce1">
            <text:p>1036</text:p>
          </table:table-cell>
          <table:table-cell office:value-type="float" office:value="226" table:style-name="ce1">
            <text:p>226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1146001146001146" table:formula="of:=[.G7]*100/[.G$86]" table:style-name="ce1">
            <text:p>0,114600115</text:p>
          </table:table-cell>
          <table:table-cell office:value-type="float" office:value="0.10277616123206086" table:formula="of:=[.H7]*100/[.H$86]" table:style-name="ce1">
            <text:p>0,102776161</text:p>
          </table:table-cell>
          <table:table-cell office:value-type="float" office:value="0.17231239708303928" table:formula="of:=[.I7]*100/[.I$86]" table:style-name="ce1">
            <text:p>0,172312397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146" table:style-name="ce1">
            <text:p>1146</text:p>
          </table:table-cell>
          <table:table-cell office:value-type="float" office:value="853" table:style-name="ce1">
            <text:p>853</text:p>
          </table:table-cell>
          <table:table-cell office:value-type="float" office:value="293" table:style-name="ce1">
            <text:p>293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1089001089001089" table:formula="of:=[.G8]*100/[.G$86]" table:style-name="ce1">
            <text:p>0,108900109</text:p>
          </table:table-cell>
          <table:table-cell office:value-type="float" office:value="0.10747518853340948" table:formula="of:=[.H8]*100/[.H$86]" table:style-name="ce1">
            <text:p>0,107475189</text:p>
          </table:table-cell>
          <table:table-cell office:value-type="float" office:value="0.1158550929193131" table:formula="of:=[.I8]*100/[.I$86]" table:style-name="ce1">
            <text:p>0,11585509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089" table:style-name="ce1">
            <text:p>1089</text:p>
          </table:table-cell>
          <table:table-cell office:value-type="float" office:value="892" table:style-name="ce1">
            <text:p>892</text:p>
          </table:table-cell>
          <table:table-cell office:value-type="float" office:value="197" table:style-name="ce1">
            <text:p>197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13720013720013721" table:formula="of:=[.G9]*100/[.G$86]" table:style-name="ce1">
            <text:p>0,137200137</text:p>
          </table:table-cell>
          <table:table-cell office:value-type="float" office:value="0.12783764017258684" table:formula="of:=[.H9]*100/[.H$86]" table:style-name="ce1">
            <text:p>0,12783764</text:p>
          </table:table-cell>
          <table:table-cell office:value-type="float" office:value="0.18289814161373794" table:formula="of:=[.I9]*100/[.I$86]" table:style-name="ce1">
            <text:p>0,182898142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372" table:style-name="ce1">
            <text:p>1372</text:p>
          </table:table-cell>
          <table:table-cell office:value-type="float" office:value="1061" table:style-name="ce1">
            <text:p>1061</text:p>
          </table:table-cell>
          <table:table-cell office:value-type="float" office:value="311" table:style-name="ce1">
            <text:p>31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12390012390012391" table:formula="of:=[.G10]*100/[.G$86]" table:style-name="ce1">
            <text:p>0,123900124</text:p>
          </table:table-cell>
          <table:table-cell office:value-type="float" office:value="0.11506592494328033" table:formula="of:=[.H10]*100/[.H$86]" table:style-name="ce1">
            <text:p>0,115065925</text:p>
          </table:table-cell>
          <table:table-cell office:value-type="float" office:value="0.16701952481768995" table:formula="of:=[.I10]*100/[.I$86]" table:style-name="ce1">
            <text:p>0,16701952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239" table:style-name="ce1">
            <text:p>1239</text:p>
          </table:table-cell>
          <table:table-cell office:value-type="float" office:value="955" table:style-name="ce1">
            <text:p>955</text:p>
          </table:table-cell>
          <table:table-cell office:value-type="float" office:value="284" table:style-name="ce1">
            <text:p>284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11570011570011569" table:formula="of:=[.G11]*100/[.G$86]" table:style-name="ce1">
            <text:p>0,115700116</text:p>
          </table:table-cell>
          <table:table-cell office:value-type="float" office:value="9.7113230894538161E-2" table:formula="of:=[.H11]*100/[.H$86]" table:style-name="ce1">
            <text:p>0,097113231</text:p>
          </table:table-cell>
          <table:table-cell office:value-type="float" office:value="0.20642201834862386" table:formula="of:=[.I11]*100/[.I$86]" table:style-name="ce1">
            <text:p>0,206422018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57" table:style-name="ce1">
            <text:p>1157</text:p>
          </table:table-cell>
          <table:table-cell office:value-type="float" office:value="806" table:style-name="ce1">
            <text:p>806</text:p>
          </table:table-cell>
          <table:table-cell office:value-type="float" office:value="351" table:style-name="ce1">
            <text:p>35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.5773025773025773" table:formula="of:=[.G12]*100/[.G$86]" table:style-name="ce1">
            <text:p>2,577302577</text:p>
          </table:table-cell>
          <table:table-cell office:value-type="float" office:value="2.515063997137208" table:formula="of:=[.H12]*100/[.H$86]" table:style-name="ce1">
            <text:p>2,515063997</text:p>
          </table:table-cell>
          <table:table-cell office:value-type="float" office:value="2.8810868031051515" table:formula="of:=[.I12]*100/[.I$86]" table:style-name="ce1">
            <text:p>2,881086803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5773" table:style-name="ce1">
            <text:p>25773</text:p>
          </table:table-cell>
          <table:table-cell office:value-type="float" office:value="20874" table:style-name="ce1">
            <text:p>20874</text:p>
          </table:table-cell>
          <table:table-cell office:value-type="float" office:value="4899" table:style-name="ce1">
            <text:p>489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73410073410073406" table:formula="of:=[.G13]*100/[.G$86]" table:style-name="ce1">
            <text:p>0,734100734</text:p>
          </table:table-cell>
          <table:table-cell office:value-type="float" office:value="0.8170283110370512" table:formula="of:=[.H13]*100/[.H$86]" table:style-name="ce1">
            <text:p>0,817028311</text:p>
          </table:table-cell>
          <table:table-cell office:value-type="float" office:value="0.32933427428840273" table:formula="of:=[.I13]*100/[.I$86]" table:style-name="ce1">
            <text:p>0,32933427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7341" table:style-name="ce1">
            <text:p>7341</text:p>
          </table:table-cell>
          <table:table-cell office:value-type="float" office:value="6781" table:style-name="ce1">
            <text:p>6781</text:p>
          </table:table-cell>
          <table:table-cell office:value-type="float" office:value="560" table:style-name="ce1">
            <text:p>56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71810071810071807" table:formula="of:=[.G14]*100/[.G$86]" table:style-name="ce1">
            <text:p>0,718100718</text:p>
          </table:table-cell>
          <table:table-cell office:value-type="float" office:value="0.79702732303643919" table:formula="of:=[.H14]*100/[.H$86]" table:style-name="ce1">
            <text:p>0,797027323</text:p>
          </table:table-cell>
          <table:table-cell office:value-type="float" office:value="0.33286285579863562" table:formula="of:=[.I14]*100/[.I$86]" table:style-name="ce1">
            <text:p>0,332862856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181" table:style-name="ce1">
            <text:p>7181</text:p>
          </table:table-cell>
          <table:table-cell office:value-type="float" office:value="6615" table:style-name="ce1">
            <text:p>6615</text:p>
          </table:table-cell>
          <table:table-cell office:value-type="float" office:value="566" table:style-name="ce1">
            <text:p>566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5098015098015098" table:formula="of:=[.G15]*100/[.G$86]" table:style-name="ce1">
            <text:p>1,50980151</text:p>
          </table:table-cell>
          <table:table-cell office:value-type="float" office:value="1.5657399943852648" table:formula="of:=[.H15]*100/[.H$86]" table:style-name="ce1">
            <text:p>1,565739994</text:p>
          </table:table-cell>
          <table:table-cell office:value-type="float" office:value="1.2367678193366267" table:formula="of:=[.I15]*100/[.I$86]" table:style-name="ce1">
            <text:p>1,23676781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5098" table:style-name="ce1">
            <text:p>15098</text:p>
          </table:table-cell>
          <table:table-cell office:value-type="float" office:value="12995" table:style-name="ce1">
            <text:p>12995</text:p>
          </table:table-cell>
          <table:table-cell office:value-type="float" office:value="2103" table:style-name="ce1">
            <text:p>2103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81270081270081274" table:formula="of:=[.G16]*100/[.G$86]" table:style-name="ce1">
            <text:p>0,812700813</text:p>
          </table:table-cell>
          <table:table-cell office:value-type="float" office:value="0.89173079634054209" table:formula="of:=[.H16]*100/[.H$86]" table:style-name="ce1">
            <text:p>0,891730796</text:p>
          </table:table-cell>
          <table:table-cell office:value-type="float" office:value="0.42695836273817928" table:formula="of:=[.I16]*100/[.I$86]" table:style-name="ce1">
            <text:p>0,426958363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8127" table:style-name="ce1">
            <text:p>8127</text:p>
          </table:table-cell>
          <table:table-cell office:value-type="float" office:value="7401" table:style-name="ce1">
            <text:p>7401</text:p>
          </table:table-cell>
          <table:table-cell office:value-type="float" office:value="726" table:style-name="ce1">
            <text:p>726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8109008109008109" table:formula="of:=[.G17]*100/[.G$86]" table:style-name="ce1">
            <text:p>0,810900811</text:p>
          </table:table-cell>
          <table:table-cell office:value-type="float" office:value="0.91402105405206768" table:formula="of:=[.H17]*100/[.H$86]" table:style-name="ce1">
            <text:p>0,914021054</text:p>
          </table:table-cell>
          <table:table-cell office:value-type="float" office:value="0.30757468830863327" table:formula="of:=[.I17]*100/[.I$86]" table:style-name="ce1">
            <text:p>0,307574688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8109" table:style-name="ce1">
            <text:p>8109</text:p>
          </table:table-cell>
          <table:table-cell office:value-type="float" office:value="7586" table:style-name="ce1">
            <text:p>7586</text:p>
          </table:table-cell>
          <table:table-cell office:value-type="float" office:value="523" table:style-name="ce1">
            <text:p>523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79520079520079523" table:formula="of:=[.G18]*100/[.G$86]" table:style-name="ce1">
            <text:p>0,795200795</text:p>
          </table:table-cell>
          <table:table-cell office:value-type="float" office:value="0.88787518419584577" table:formula="of:=[.H18]*100/[.H$86]" table:style-name="ce1">
            <text:p>0,887875184</text:p>
          </table:table-cell>
          <table:table-cell office:value-type="float" office:value="0.34286050341096214" table:formula="of:=[.I18]*100/[.I$86]" table:style-name="ce1">
            <text:p>0,342860503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7952" table:style-name="ce1">
            <text:p>7952</text:p>
          </table:table-cell>
          <table:table-cell office:value-type="float" office:value="7369" table:style-name="ce1">
            <text:p>7369</text:p>
          </table:table-cell>
          <table:table-cell office:value-type="float" office:value="583" table:style-name="ce1">
            <text:p>583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.2280082280082283" table:formula="of:=[.G19]*100/[.G$86]" table:style-name="ce1">
            <text:p>8,228008228</text:p>
          </table:table-cell>
          <table:table-cell office:value-type="float" office:value="8.3867998298711139" table:formula="of:=[.H19]*100/[.H$86]" table:style-name="ce1">
            <text:p>8,38679983</text:p>
          </table:table-cell>
          <table:table-cell office:value-type="float" office:value="7.452952246530228" table:formula="of:=[.I19]*100/[.I$86]" table:style-name="ce1">
            <text:p>7,45295224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82280" table:style-name="ce1">
            <text:p>82280</text:p>
          </table:table-cell>
          <table:table-cell office:value-type="float" office:value="69607" table:style-name="ce1">
            <text:p>69607</text:p>
          </table:table-cell>
          <table:table-cell office:value-type="float" office:value="12673" table:style-name="ce1">
            <text:p>12673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.4253084253084261" table:formula="of:=[.G20]*100/[.G$86]" table:style-name="ce1">
            <text:p>8,425308425</text:p>
          </table:table-cell>
          <table:table-cell office:value-type="float" office:value="8.5305418701405724" table:formula="of:=[.H20]*100/[.H$86]" table:style-name="ce1">
            <text:p>8,53054187</text:p>
          </table:table-cell>
          <table:table-cell office:value-type="float" office:value="7.9116678428605036" table:formula="of:=[.I20]*100/[.I$86]" table:style-name="ce1">
            <text:p>7,911667843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84253" table:style-name="ce1">
            <text:p>84253</text:p>
          </table:table-cell>
          <table:table-cell office:value-type="float" office:value="70800" table:style-name="ce1">
            <text:p>70800</text:p>
          </table:table-cell>
          <table:table-cell office:value-type="float" office:value="13453" table:style-name="ce1">
            <text:p>13453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.2860082860082862" table:formula="of:=[.G21]*100/[.G$86]" table:style-name="ce1">
            <text:p>8,286008286</text:p>
          </table:table-cell>
          <table:table-cell office:value-type="float" office:value="8.4487305999452982" table:formula="of:=[.H21]*100/[.H$86]" table:style-name="ce1">
            <text:p>8,4487306</text:p>
          </table:table-cell>
          <table:table-cell office:value-type="float" office:value="7.4917666431427898" table:formula="of:=[.I21]*100/[.I$86]" table:style-name="ce1">
            <text:p>7,491766643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2860" table:style-name="ce1">
            <text:p>82860</text:p>
          </table:table-cell>
          <table:table-cell office:value-type="float" office:value="70121" table:style-name="ce1">
            <text:p>70121</text:p>
          </table:table-cell>
          <table:table-cell office:value-type="float" office:value="12739" table:style-name="ce1">
            <text:p>1273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.3637083637083638" table:formula="of:=[.G22]*100/[.G$86]" table:style-name="ce1">
            <text:p>8,363708364</text:p>
          </table:table-cell>
          <table:table-cell office:value-type="float" office:value="8.4629481697288664" table:formula="of:=[.H22]*100/[.H$86]" table:style-name="ce1">
            <text:p>8,46294817</text:p>
          </table:table-cell>
          <table:table-cell office:value-type="float" office:value="7.8793225123500354" table:formula="of:=[.I22]*100/[.I$86]" table:style-name="ce1">
            <text:p>7,879322512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83637" table:style-name="ce1">
            <text:p>83637</text:p>
          </table:table-cell>
          <table:table-cell office:value-type="float" office:value="70239" table:style-name="ce1">
            <text:p>70239</text:p>
          </table:table-cell>
          <table:table-cell office:value-type="float" office:value="13398" table:style-name="ce1">
            <text:p>13398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3597083597083603" table:formula="of:=[.G23]*100/[.G$86]" table:style-name="ce1">
            <text:p>8,35970836</text:p>
          </table:table-cell>
          <table:table-cell office:value-type="float" office:value="8.5395784611047052" table:formula="of:=[.H23]*100/[.H$86]" table:style-name="ce1">
            <text:p>8,539578461</text:p>
          </table:table-cell>
          <table:table-cell office:value-type="float" office:value="7.4817689955304632" table:formula="of:=[.I23]*100/[.I$86]" table:style-name="ce1">
            <text:p>7,4817689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83597" table:style-name="ce1">
            <text:p>83597</text:p>
          </table:table-cell>
          <table:table-cell office:value-type="float" office:value="70875" table:style-name="ce1">
            <text:p>70875</text:p>
          </table:table-cell>
          <table:table-cell office:value-type="float" office:value="12722" table:style-name="ce1">
            <text:p>12722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.3370083370083368" table:formula="of:=[.G24]*100/[.G$86]" table:style-name="ce1">
            <text:p>8,337008337</text:p>
          </table:table-cell>
          <table:table-cell office:value-type="float" office:value="8.4446340120415595" table:formula="of:=[.H24]*100/[.H$86]" table:style-name="ce1">
            <text:p>8,444634012</text:p>
          </table:table-cell>
          <table:table-cell office:value-type="float" office:value="7.8116913667372385" table:formula="of:=[.I24]*100/[.I$86]" table:style-name="ce1">
            <text:p>7,811691367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3370" table:style-name="ce1">
            <text:p>83370</text:p>
          </table:table-cell>
          <table:table-cell office:value-type="float" office:value="70087" table:style-name="ce1">
            <text:p>70087</text:p>
          </table:table-cell>
          <table:table-cell office:value-type="float" office:value="13283" table:style-name="ce1">
            <text:p>13283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.3530083530083523" table:formula="of:=[.G25]*100/[.G$86]" table:style-name="ce1">
            <text:p>8,353008353</text:p>
          </table:table-cell>
          <table:table-cell office:value-type="float" office:value="8.4499354787405156" table:formula="of:=[.H25]*100/[.H$86]" table:style-name="ce1">
            <text:p>8,449935479</text:p>
          </table:table-cell>
          <table:table-cell office:value-type="float" office:value="7.879910609268407" table:formula="of:=[.I25]*100/[.I$86]" table:style-name="ce1">
            <text:p>7,879910609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83530" table:style-name="ce1">
            <text:p>83530</text:p>
          </table:table-cell>
          <table:table-cell office:value-type="float" office:value="70131" table:style-name="ce1">
            <text:p>70131</text:p>
          </table:table-cell>
          <table:table-cell office:value-type="float" office:value="13399" table:style-name="ce1">
            <text:p>13399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.3755083755083763" table:formula="of:=[.G26]*100/[.G$86]" table:style-name="ce1">
            <text:p>8,375508376</text:p>
          </table:table-cell>
          <table:table-cell office:value-type="float" office:value="8.5136735670075261" table:formula="of:=[.H26]*100/[.H$86]" table:style-name="ce1">
            <text:p>8,513673567</text:p>
          </table:table-cell>
          <table:table-cell office:value-type="float" office:value="7.7011291460832743" table:formula="of:=[.I26]*100/[.I$86]" table:style-name="ce1">
            <text:p>7,701129146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83755" table:style-name="ce1">
            <text:p>83755</text:p>
          </table:table-cell>
          <table:table-cell office:value-type="float" office:value="70660" table:style-name="ce1">
            <text:p>70660</text:p>
          </table:table-cell>
          <table:table-cell office:value-type="float" office:value="13095" table:style-name="ce1">
            <text:p>1309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.2749082749082756" table:formula="of:=[.G27]*100/[.G$86]" table:style-name="ce1">
            <text:p>8,274908275</text:p>
          </table:table-cell>
          <table:table-cell office:value-type="float" office:value="8.4549959696804304" table:formula="of:=[.H27]*100/[.H$86]" table:style-name="ce1">
            <text:p>8,45499597</text:p>
          </table:table-cell>
          <table:table-cell office:value-type="float" office:value="7.3959068454481303" table:formula="of:=[.I27]*100/[.I$86]" table:style-name="ce1">
            <text:p>7,39590684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82749" table:style-name="ce1">
            <text:p>82749</text:p>
          </table:table-cell>
          <table:table-cell office:value-type="float" office:value="70173" table:style-name="ce1">
            <text:p>70173</text:p>
          </table:table-cell>
          <table:table-cell office:value-type="float" office:value="12576" table:style-name="ce1">
            <text:p>12576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.2813082813082808" table:formula="of:=[.G28]*100/[.G$86]" table:style-name="ce1">
            <text:p>8,281308281</text:p>
          </table:table-cell>
          <table:table-cell office:value-type="float" office:value="8.4430676696077764" table:formula="of:=[.H28]*100/[.H$86]" table:style-name="ce1">
            <text:p>8,44306767</text:p>
          </table:table-cell>
          <table:table-cell office:value-type="float" office:value="7.4917666431427898" table:formula="of:=[.I28]*100/[.I$86]" table:style-name="ce1">
            <text:p>7,49176664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2813" table:style-name="ce1">
            <text:p>82813</text:p>
          </table:table-cell>
          <table:table-cell office:value-type="float" office:value="70074" table:style-name="ce1">
            <text:p>70074</text:p>
          </table:table-cell>
          <table:table-cell office:value-type="float" office:value="12739" table:style-name="ce1">
            <text:p>1273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39240039240039237" table:formula="of:=[.G29]*100/[.G$86]" table:style-name="ce1">
            <text:p>0,392400392</text:p>
          </table:table-cell>
          <table:table-cell office:value-type="float" office:value="0.35857192945675631" table:formula="of:=[.H29]*100/[.H$86]" table:style-name="ce1">
            <text:p>0,358571929</text:p>
          </table:table-cell>
          <table:table-cell office:value-type="float" office:value="0.55751587861679608" table:formula="of:=[.I29]*100/[.I$86]" table:style-name="ce1">
            <text:p>0,557515879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3924" table:style-name="ce1">
            <text:p>3924</text:p>
          </table:table-cell>
          <table:table-cell office:value-type="float" office:value="2976" table:style-name="ce1">
            <text:p>2976</text:p>
          </table:table-cell>
          <table:table-cell office:value-type="float" office:value="948" table:style-name="ce1">
            <text:p>948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.43020043020043019" table:formula="of:=[.G30]*100/[.G$86]" table:style-name="ce1">
            <text:p>0,43020043</text:p>
          </table:table-cell>
          <table:table-cell office:value-type="float" office:value="0.3903807296505008" table:formula="of:=[.H30]*100/[.H$86]" table:style-name="ce1">
            <text:p>0,39038073</text:p>
          </table:table-cell>
          <table:table-cell office:value-type="float" office:value="0.62455892731122087" table:formula="of:=[.I30]*100/[.I$86]" table:style-name="ce1">
            <text:p>0,624558927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4302" table:style-name="ce1">
            <text:p>4302</text:p>
          </table:table-cell>
          <table:table-cell office:value-type="float" office:value="3240" table:style-name="ce1">
            <text:p>3240</text:p>
          </table:table-cell>
          <table:table-cell office:value-type="float" office:value="1062" table:style-name="ce1">
            <text:p>1062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.39650039650039648" table:formula="of:=[.G31]*100/[.G$86]" table:style-name="ce1">
            <text:p>0,396500397</text:p>
          </table:table-cell>
          <table:table-cell office:value-type="float" office:value="0.35483680519158173" table:formula="of:=[.H31]*100/[.H$86]" table:style-name="ce1">
            <text:p>0,354836805</text:p>
          </table:table-cell>
          <table:table-cell office:value-type="float" office:value="0.59985885673959072" table:formula="of:=[.I31]*100/[.I$86]" table:style-name="ce1">
            <text:p>0,599858857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965" table:style-name="ce1">
            <text:p>3965</text:p>
          </table:table-cell>
          <table:table-cell office:value-type="float" office:value="2945" table:style-name="ce1">
            <text:p>2945</text:p>
          </table:table-cell>
          <table:table-cell office:value-type="float" office:value="1020" table:style-name="ce1">
            <text:p>1020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4135004135004135" table:formula="of:=[.G32]*100/[.G$86]" table:style-name="ce1">
            <text:p>0,413500414</text:p>
          </table:table-cell>
          <table:table-cell office:value-type="float" office:value="0.38556121446963043" table:formula="of:=[.H32]*100/[.H$86]" table:style-name="ce1">
            <text:p>0,385561214</text:p>
          </table:table-cell>
          <table:table-cell office:value-type="float" office:value="0.54987061867795817" table:formula="of:=[.I32]*100/[.I$86]" table:style-name="ce1">
            <text:p>0,549870619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4135" table:style-name="ce1">
            <text:p>4135</text:p>
          </table:table-cell>
          <table:table-cell office:value-type="float" office:value="3200" table:style-name="ce1">
            <text:p>3200</text:p>
          </table:table-cell>
          <table:table-cell office:value-type="float" office:value="935" table:style-name="ce1">
            <text:p>93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38010038010038011" table:formula="of:=[.G33]*100/[.G$86]" table:style-name="ce1">
            <text:p>0,38010038</text:p>
          </table:table-cell>
          <table:table-cell office:value-type="float" office:value="0.33242605960053451" table:formula="of:=[.H33]*100/[.H$86]" table:style-name="ce1">
            <text:p>0,33242606</text:p>
          </table:table-cell>
          <table:table-cell office:value-type="float" office:value="0.61279698894377799" table:formula="of:=[.I33]*100/[.I$86]" table:style-name="ce1">
            <text:p>0,612796989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801" table:style-name="ce1">
            <text:p>3801</text:p>
          </table:table-cell>
          <table:table-cell office:value-type="float" office:value="2759" table:style-name="ce1">
            <text:p>2759</text:p>
          </table:table-cell>
          <table:table-cell office:value-type="float" office:value="1042" table:style-name="ce1">
            <text:p>1042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40510040510040513" table:formula="of:=[.G34]*100/[.G$86]" table:style-name="ce1">
            <text:p>0,405100405</text:p>
          </table:table-cell>
          <table:table-cell office:value-type="float" office:value="0.37194608408367158" table:formula="of:=[.H34]*100/[.H$86]" table:style-name="ce1">
            <text:p>0,371946084</text:p>
          </table:table-cell>
          <table:table-cell office:value-type="float" office:value="0.56692542931075041" table:formula="of:=[.I34]*100/[.I$86]" table:style-name="ce1">
            <text:p>0,566925429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51" table:style-name="ce1">
            <text:p>4051</text:p>
          </table:table-cell>
          <table:table-cell office:value-type="float" office:value="3087" table:style-name="ce1">
            <text:p>3087</text:p>
          </table:table-cell>
          <table:table-cell office:value-type="float" office:value="964" table:style-name="ce1">
            <text:p>964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40900040900040902" table:formula="of:=[.G35]*100/[.G$86]" table:style-name="ce1">
            <text:p>0,409000409</text:p>
          </table:table-cell>
          <table:table-cell office:value-type="float" office:value="0.35881290521579984" table:formula="of:=[.H35]*100/[.H$86]" table:style-name="ce1">
            <text:p>0,358812905</text:p>
          </table:table-cell>
          <table:table-cell office:value-type="float" office:value="0.65396377322982824" table:formula="of:=[.I35]*100/[.I$86]" table:style-name="ce1">
            <text:p>0,653963773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090" table:style-name="ce1">
            <text:p>4090</text:p>
          </table:table-cell>
          <table:table-cell office:value-type="float" office:value="2978" table:style-name="ce1">
            <text:p>2978</text:p>
          </table:table-cell>
          <table:table-cell office:value-type="float" office:value="1112" table:style-name="ce1">
            <text:p>1112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42810042810042809" table:formula="of:=[.G36]*100/[.G$86]" table:style-name="ce1">
            <text:p>0,428100428</text:p>
          </table:table-cell>
          <table:table-cell office:value-type="float" office:value="0.37712706290310727" table:formula="of:=[.H36]*100/[.H$86]" table:style-name="ce1">
            <text:p>0,377127063</text:p>
          </table:table-cell>
          <table:table-cell office:value-type="float" office:value="0.67689955304634208" table:formula="of:=[.I36]*100/[.I$86]" table:style-name="ce1">
            <text:p>0,676899553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281" table:style-name="ce1">
            <text:p>4281</text:p>
          </table:table-cell>
          <table:table-cell office:value-type="float" office:value="3130" table:style-name="ce1">
            <text:p>3130</text:p>
          </table:table-cell>
          <table:table-cell office:value-type="float" office:value="1151" table:style-name="ce1">
            <text:p>1151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40160040160040161" table:formula="of:=[.G37]*100/[.G$86]" table:style-name="ce1">
            <text:p>0,401600402</text:p>
          </table:table-cell>
          <table:table-cell office:value-type="float" office:value="0.34857143545645025" table:formula="of:=[.H37]*100/[.H$86]" table:style-name="ce1">
            <text:p>0,348571435</text:p>
          </table:table-cell>
          <table:table-cell office:value-type="float" office:value="0.66043283933192187" table:formula="of:=[.I37]*100/[.I$86]" table:style-name="ce1">
            <text:p>0,660432839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016" table:style-name="ce1">
            <text:p>4016</text:p>
          </table:table-cell>
          <table:table-cell office:value-type="float" office:value="2893" table:style-name="ce1">
            <text:p>2893</text:p>
          </table:table-cell>
          <table:table-cell office:value-type="float" office:value="1123" table:style-name="ce1">
            <text:p>1123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39930039930039929" table:formula="of:=[.G38]*100/[.G$86]" table:style-name="ce1">
            <text:p>0,399300399</text:p>
          </table:table-cell>
          <table:table-cell office:value-type="float" office:value="0.35459582943253826" table:formula="of:=[.H38]*100/[.H$86]" table:style-name="ce1">
            <text:p>0,354595829</text:p>
          </table:table-cell>
          <table:table-cell office:value-type="float" office:value="0.6175017642907551" table:formula="of:=[.I38]*100/[.I$86]" table:style-name="ce1">
            <text:p>0,617501764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993" table:style-name="ce1">
            <text:p>3993</text:p>
          </table:table-cell>
          <table:table-cell office:value-type="float" office:value="2943" table:style-name="ce1">
            <text:p>2943</text:p>
          </table:table-cell>
          <table:table-cell office:value-type="float" office:value="1050" table:style-name="ce1">
            <text:p>1050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.78000878000878E-2" table:formula="of:=[.G39]*100/[.G$86]" table:style-name="ce1">
            <text:p>0,087800088</text:p>
          </table:table-cell>
          <table:table-cell office:value-type="float" office:value="6.3738088267010787E-2" table:formula="of:=[.H39]*100/[.H$86]" table:style-name="ce1">
            <text:p>0,063738088</text:p>
          </table:table-cell>
          <table:table-cell office:value-type="float" office:value="0.20524582451187956" table:formula="of:=[.I39]*100/[.I$86]" table:style-name="ce1">
            <text:p>0,20524582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78" table:style-name="ce1">
            <text:p>878</text:p>
          </table:table-cell>
          <table:table-cell office:value-type="float" office:value="529" table:style-name="ce1">
            <text:p>529</text:p>
          </table:table-cell>
          <table:table-cell office:value-type="float" office:value="349" table:style-name="ce1">
            <text:p>349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.5600095600095594E-2" table:formula="of:=[.G40]*100/[.G$86]" table:style-name="ce1">
            <text:p>0,095600096</text:p>
          </table:table-cell>
          <table:table-cell office:value-type="float" office:value="6.6629797375533012E-2" table:formula="of:=[.H40]*100/[.H$86]" table:style-name="ce1">
            <text:p>0,066629797</text:p>
          </table:table-cell>
          <table:table-cell office:value-type="float" office:value="0.23700305810397554" table:formula="of:=[.I40]*100/[.I$86]" table:style-name="ce1">
            <text:p>0,237003058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956" table:style-name="ce1">
            <text:p>956</text:p>
          </table:table-cell>
          <table:table-cell office:value-type="float" office:value="553" table:style-name="ce1">
            <text:p>553</text:p>
          </table:table-cell>
          <table:table-cell office:value-type="float" office:value="403" table:style-name="ce1">
            <text:p>403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1002001002001002" table:formula="of:=[.G41]*100/[.G$86]" table:style-name="ce1">
            <text:p>0,1002001</text:p>
          </table:table-cell>
          <table:table-cell office:value-type="float" office:value="6.9280530725011724E-2" table:formula="of:=[.H41]*100/[.H$86]" table:style-name="ce1">
            <text:p>0,069280531</text:p>
          </table:table-cell>
          <table:table-cell office:value-type="float" office:value="0.25111738414490709" table:formula="of:=[.I41]*100/[.I$86]" table:style-name="ce1">
            <text:p>0,251117384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1002" table:style-name="ce1">
            <text:p>1002</text:p>
          </table:table-cell>
          <table:table-cell office:value-type="float" office:value="575" table:style-name="ce1">
            <text:p>575</text:p>
          </table:table-cell>
          <table:table-cell office:value-type="float" office:value="427" table:style-name="ce1">
            <text:p>427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.2900082900082897E-2" table:formula="of:=[.G42]*100/[.G$86]" table:style-name="ce1">
            <text:p>0,082900083</text:p>
          </table:table-cell>
          <table:table-cell office:value-type="float" office:value="6.5063454941750129E-2" table:formula="of:=[.H42]*100/[.H$86]" table:style-name="ce1">
            <text:p>0,065063455</text:p>
          </table:table-cell>
          <table:table-cell office:value-type="float" office:value="0.16996000940955069" table:formula="of:=[.I42]*100/[.I$86]" table:style-name="ce1">
            <text:p>0,169960009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829" table:style-name="ce1">
            <text:p>829</text:p>
          </table:table-cell>
          <table:table-cell office:value-type="float" office:value="540" table:style-name="ce1">
            <text:p>540</text:p>
          </table:table-cell>
          <table:table-cell office:value-type="float" office:value="289" table:style-name="ce1">
            <text:p>28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1246001246001246" table:formula="of:=[.G43]*100/[.G$86]" table:style-name="ce1">
            <text:p>0,124600125</text:p>
          </table:table-cell>
          <table:table-cell office:value-type="float" office:value="8.9281518725623801E-2" table:formula="of:=[.H43]*100/[.H$86]" table:style-name="ce1">
            <text:p>0,089281519</text:p>
          </table:table-cell>
          <table:table-cell office:value-type="float" office:value="0.29698894377793461" table:formula="of:=[.I43]*100/[.I$86]" table:style-name="ce1">
            <text:p>0,296988944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246" table:style-name="ce1">
            <text:p>1246</text:p>
          </table:table-cell>
          <table:table-cell office:value-type="float" office:value="741" table:style-name="ce1">
            <text:p>741</text:p>
          </table:table-cell>
          <table:table-cell office:value-type="float" office:value="505" table:style-name="ce1">
            <text:p>50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1729001729001729" table:formula="of:=[.G44]*100/[.G$86]" table:style-name="ce1">
            <text:p>0,172900173</text:p>
          </table:table-cell>
          <table:table-cell office:value-type="float" office:value="0.14518789482372021" table:formula="of:=[.H44]*100/[.H$86]" table:style-name="ce1">
            <text:p>0,145187895</text:p>
          </table:table-cell>
          <table:table-cell office:value-type="float" office:value="0.30816278522700541" table:formula="of:=[.I44]*100/[.I$86]" table:style-name="ce1">
            <text:p>0,30816278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729" table:style-name="ce1">
            <text:p>1729</text:p>
          </table:table-cell>
          <table:table-cell office:value-type="float" office:value="1205" table:style-name="ce1">
            <text:p>1205</text:p>
          </table:table-cell>
          <table:table-cell office:value-type="float" office:value="524" table:style-name="ce1">
            <text:p>524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.16870016870016871" table:formula="of:=[.G45]*100/[.G$86]" table:style-name="ce1">
            <text:p>0,168700169</text:p>
          </table:table-cell>
          <table:table-cell office:value-type="float" office:value="0.12362056438932525" table:formula="of:=[.H45]*100/[.H$86]" table:style-name="ce1">
            <text:p>0,123620564</text:p>
          </table:table-cell>
          <table:table-cell office:value-type="float" office:value="0.38873206304398966" table:formula="of:=[.I45]*100/[.I$86]" table:style-name="ce1">
            <text:p>0,388732063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687" table:style-name="ce1">
            <text:p>1687</text:p>
          </table:table-cell>
          <table:table-cell office:value-type="float" office:value="1026" table:style-name="ce1">
            <text:p>1026</text:p>
          </table:table-cell>
          <table:table-cell office:value-type="float" office:value="661" table:style-name="ce1">
            <text:p>661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.13050013050013051" table:formula="of:=[.G46]*100/[.G$86]" table:style-name="ce1">
            <text:p>0,130500131</text:p>
          </table:table-cell>
          <table:table-cell office:value-type="float" office:value="0.10868006732862708" table:formula="of:=[.H46]*100/[.H$86]" table:style-name="ce1">
            <text:p>0,108680067</text:p>
          </table:table-cell>
          <table:table-cell office:value-type="float" office:value="0.23700305810397554" table:formula="of:=[.I46]*100/[.I$86]" table:style-name="ce1">
            <text:p>0,237003058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305" table:style-name="ce1">
            <text:p>1305</text:p>
          </table:table-cell>
          <table:table-cell office:value-type="float" office:value="902" table:style-name="ce1">
            <text:p>902</text:p>
          </table:table-cell>
          <table:table-cell office:value-type="float" office:value="403" table:style-name="ce1">
            <text:p>403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16970016970016971" table:formula="of:=[.G47]*100/[.G$86]" table:style-name="ce1">
            <text:p>0,16970017</text:p>
          </table:table-cell>
          <table:table-cell office:value-type="float" office:value="0.13169325231728315" table:formula="of:=[.H47]*100/[.H$86]" table:style-name="ce1">
            <text:p>0,131693252</text:p>
          </table:table-cell>
          <table:table-cell office:value-type="float" office:value="0.35521053869677721" table:formula="of:=[.I47]*100/[.I$86]" table:style-name="ce1">
            <text:p>0,355210539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697" table:style-name="ce1">
            <text:p>1697</text:p>
          </table:table-cell>
          <table:table-cell office:value-type="float" office:value="1093" table:style-name="ce1">
            <text:p>1093</text:p>
          </table:table-cell>
          <table:table-cell office:value-type="float" office:value="604" table:style-name="ce1">
            <text:p>604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.14420014420014421" table:formula="of:=[.G48]*100/[.G$86]" table:style-name="ce1">
            <text:p>0,144200144</text:p>
          </table:table-cell>
          <table:table-cell office:value-type="float" office:value="0.11229470371427987" table:formula="of:=[.H48]*100/[.H$86]" table:style-name="ce1">
            <text:p>0,112294704</text:p>
          </table:table-cell>
          <table:table-cell office:value-type="float" office:value="0.29992942836979536" table:formula="of:=[.I48]*100/[.I$86]" table:style-name="ce1">
            <text:p>0,299929428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442" table:style-name="ce1">
            <text:p>1442</text:p>
          </table:table-cell>
          <table:table-cell office:value-type="float" office:value="932" table:style-name="ce1">
            <text:p>932</text:p>
          </table:table-cell>
          <table:table-cell office:value-type="float" office:value="510" table:style-name="ce1">
            <text:p>510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.16840016840016839" table:formula="of:=[.G49]*100/[.G$86]" table:style-name="ce1">
            <text:p>0,168400168</text:p>
          </table:table-cell>
          <table:table-cell office:value-type="float" office:value="0.13795862205241463" table:formula="of:=[.H49]*100/[.H$86]" table:style-name="ce1">
            <text:p>0,137958622</text:p>
          </table:table-cell>
          <table:table-cell office:value-type="float" office:value="0.31698423900258765" table:formula="of:=[.I49]*100/[.I$86]" table:style-name="ce1">
            <text:p>0,316984239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684" table:style-name="ce1">
            <text:p>1684</text:p>
          </table:table-cell>
          <table:table-cell office:value-type="float" office:value="1145" table:style-name="ce1">
            <text:p>1145</text:p>
          </table:table-cell>
          <table:table-cell office:value-type="float" office:value="539" table:style-name="ce1">
            <text:p>539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.94000594000594E-2" table:formula="of:=[.G50]*100/[.G$86]" table:style-name="ce1">
            <text:p>0,059400059</text:p>
          </table:table-cell>
          <table:table-cell office:value-type="float" office:value="2.9880994121396359E-2" table:formula="of:=[.H50]*100/[.H$86]" table:style-name="ce1">
            <text:p>0,029880994</text:p>
          </table:table-cell>
          <table:table-cell office:value-type="float" office:value="0.20348153375676312" table:formula="of:=[.I50]*100/[.I$86]" table:style-name="ce1">
            <text:p>0,203481534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594" table:style-name="ce1">
            <text:p>594</text:p>
          </table:table-cell>
          <table:table-cell office:value-type="float" office:value="248" table:style-name="ce1">
            <text:p>248</text:p>
          </table:table-cell>
          <table:table-cell office:value-type="float" office:value="346" table:style-name="ce1">
            <text:p>346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.7700047700047703E-2" table:formula="of:=[.G51]*100/[.G$86]" table:style-name="ce1">
            <text:p>0,047700048</text:p>
          </table:table-cell>
          <table:table-cell office:value-type="float" office:value="2.0964891036786153E-2" table:formula="of:=[.H51]*100/[.H$86]" table:style-name="ce1">
            <text:p>0,020964891</text:p>
          </table:table-cell>
          <table:table-cell office:value-type="float" office:value="0.17819336626676077" table:formula="of:=[.I51]*100/[.I$86]" table:style-name="ce1">
            <text:p>0,178193366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477" table:style-name="ce1">
            <text:p>477</text:p>
          </table:table-cell>
          <table:table-cell office:value-type="float" office:value="174" table:style-name="ce1">
            <text:p>174</text:p>
          </table:table-cell>
          <table:table-cell office:value-type="float" office:value="303" table:style-name="ce1">
            <text:p>303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.6300066300066296E-2" table:formula="of:=[.G52]*100/[.G$86]" table:style-name="ce1">
            <text:p>0,066300066</text:p>
          </table:table-cell>
          <table:table-cell office:value-type="float" office:value="3.9038072965050082E-2" table:formula="of:=[.H52]*100/[.H$86]" table:style-name="ce1">
            <text:p>0,039038073</text:p>
          </table:table-cell>
          <table:table-cell office:value-type="float" office:value="0.19936485532815809" table:formula="of:=[.I52]*100/[.I$86]" table:style-name="ce1">
            <text:p>0,199364855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663" table:style-name="ce1">
            <text:p>663</text:p>
          </table:table-cell>
          <table:table-cell office:value-type="float" office:value="324" table:style-name="ce1">
            <text:p>324</text:p>
          </table:table-cell>
          <table:table-cell office:value-type="float" office:value="339" table:style-name="ce1">
            <text:p>339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.4000074000073995E-2" table:formula="of:=[.G53]*100/[.G$86]" table:style-name="ce1">
            <text:p>0,074000074</text:p>
          </table:table-cell>
          <table:table-cell office:value-type="float" office:value="3.9761000242180634E-2" table:formula="of:=[.H53]*100/[.H$86]" table:style-name="ce1">
            <text:p>0,039761</text:p>
          </table:table-cell>
          <table:table-cell office:value-type="float" office:value="0.24111973653258056" table:formula="of:=[.I53]*100/[.I$86]" table:style-name="ce1">
            <text:p>0,241119737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740" table:style-name="ce1">
            <text:p>740</text:p>
          </table:table-cell>
          <table:table-cell office:value-type="float" office:value="330" table:style-name="ce1">
            <text:p>330</text:p>
          </table:table-cell>
          <table:table-cell office:value-type="float" office:value="410" table:style-name="ce1">
            <text:p>410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.3100063100063095E-2" table:formula="of:=[.G54]*100/[.G$86]" table:style-name="ce1">
            <text:p>0,063100063</text:p>
          </table:table-cell>
          <table:table-cell office:value-type="float" office:value="3.1206360796135712E-2" table:formula="of:=[.H54]*100/[.H$86]" table:style-name="ce1">
            <text:p>0,031206361</text:p>
          </table:table-cell>
          <table:table-cell office:value-type="float" office:value="0.21877205363443897" table:formula="of:=[.I54]*100/[.I$86]" table:style-name="ce1">
            <text:p>0,218772054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31" table:style-name="ce1">
            <text:p>631</text:p>
          </table:table-cell>
          <table:table-cell office:value-type="float" office:value="259" table:style-name="ce1">
            <text:p>259</text:p>
          </table:table-cell>
          <table:table-cell office:value-type="float" office:value="372" table:style-name="ce1">
            <text:p>372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.9600059600059603E-2" table:formula="of:=[.G55]*100/[.G$86]" table:style-name="ce1">
            <text:p>0,05960006</text:p>
          </table:table-cell>
          <table:table-cell office:value-type="float" office:value="3.2411239591353308E-2" table:formula="of:=[.H55]*100/[.H$86]" table:style-name="ce1">
            <text:p>0,03241124</text:p>
          </table:table-cell>
          <table:table-cell office:value-type="float" office:value="0.19230769230769232" table:formula="of:=[.I55]*100/[.I$86]" table:style-name="ce1">
            <text:p>0,192307692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96" table:style-name="ce1">
            <text:p>596</text:p>
          </table:table-cell>
          <table:table-cell office:value-type="float" office:value="269" table:style-name="ce1">
            <text:p>269</text:p>
          </table:table-cell>
          <table:table-cell office:value-type="float" office:value="327" table:style-name="ce1">
            <text:p>327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.2200052200052201E-2" table:formula="of:=[.G56]*100/[.G$86]" table:style-name="ce1">
            <text:p>0,052200052</text:p>
          </table:table-cell>
          <table:table-cell office:value-type="float" office:value="2.5302454699569498E-2" table:formula="of:=[.H56]*100/[.H$86]" table:style-name="ce1">
            <text:p>0,025302455</text:p>
          </table:table-cell>
          <table:table-cell office:value-type="float" office:value="0.1834862385321101" table:formula="of:=[.I56]*100/[.I$86]" table:style-name="ce1">
            <text:p>0,183486239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22" table:style-name="ce1">
            <text:p>522</text:p>
          </table:table-cell>
          <table:table-cell office:value-type="float" office:value="210" table:style-name="ce1">
            <text:p>210</text:p>
          </table:table-cell>
          <table:table-cell office:value-type="float" office:value="312" table:style-name="ce1">
            <text:p>312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.6900056900056901E-2" table:formula="of:=[.G57]*100/[.G$86]" table:style-name="ce1">
            <text:p>0,056900057</text:p>
          </table:table-cell>
          <table:table-cell office:value-type="float" office:value="2.3736112265786622E-2" table:formula="of:=[.H57]*100/[.H$86]" table:style-name="ce1">
            <text:p>0,023736112</text:p>
          </table:table-cell>
          <table:table-cell office:value-type="float" office:value="0.21877205363443897" table:formula="of:=[.I57]*100/[.I$86]" table:style-name="ce1">
            <text:p>0,218772054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569" table:style-name="ce1">
            <text:p>569</text:p>
          </table:table-cell>
          <table:table-cell office:value-type="float" office:value="197" table:style-name="ce1">
            <text:p>197</text:p>
          </table:table-cell>
          <table:table-cell office:value-type="float" office:value="372" table:style-name="ce1">
            <text:p>372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.3900063900063905E-2" table:formula="of:=[.G58]*100/[.G$86]" table:style-name="ce1">
            <text:p>0,063900064</text:p>
          </table:table-cell>
          <table:table-cell office:value-type="float" office:value="3.2411239591353308E-2" table:formula="of:=[.H58]*100/[.H$86]" table:style-name="ce1">
            <text:p>0,03241124</text:p>
          </table:table-cell>
          <table:table-cell office:value-type="float" office:value="0.21759585979769466" table:formula="of:=[.I58]*100/[.I$86]" table:style-name="ce1">
            <text:p>0,21759586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639" table:style-name="ce1">
            <text:p>639</text:p>
          </table:table-cell>
          <table:table-cell office:value-type="float" office:value="269" table:style-name="ce1">
            <text:p>269</text:p>
          </table:table-cell>
          <table:table-cell office:value-type="float" office:value="370" table:style-name="ce1">
            <text:p>370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.1400051400051397E-2" table:formula="of:=[.G59]*100/[.G$86]" table:style-name="ce1">
            <text:p>0,051400051</text:p>
          </table:table-cell>
          <table:table-cell office:value-type="float" office:value="2.7832700169526447E-2" table:formula="of:=[.H59]*100/[.H$86]" table:style-name="ce1">
            <text:p>0,0278327</text:p>
          </table:table-cell>
          <table:table-cell office:value-type="float" office:value="0.16643142789931781" table:formula="of:=[.I59]*100/[.I$86]" table:style-name="ce1">
            <text:p>0,166431428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14" table:style-name="ce1">
            <text:p>514</text:p>
          </table:table-cell>
          <table:table-cell office:value-type="float" office:value="231" table:style-name="ce1">
            <text:p>231</text:p>
          </table:table-cell>
          <table:table-cell office:value-type="float" office:value="283" table:style-name="ce1">
            <text:p>283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.1500061500061501E-2" table:formula="of:=[.G60]*100/[.G$86]" table:style-name="ce1">
            <text:p>0,061500062</text:p>
          </table:table-cell>
          <table:table-cell office:value-type="float" office:value="3.2531727470875065E-2" table:formula="of:=[.H60]*100/[.H$86]" table:style-name="ce1">
            <text:p>0,032531727</text:p>
          </table:table-cell>
          <table:table-cell office:value-type="float" office:value="0.20289343683839098" table:formula="of:=[.I60]*100/[.I$86]" table:style-name="ce1">
            <text:p>0,202893437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615" table:style-name="ce1">
            <text:p>615</text:p>
          </table:table-cell>
          <table:table-cell office:value-type="float" office:value="270" table:style-name="ce1">
            <text:p>270</text:p>
          </table:table-cell>
          <table:table-cell office:value-type="float" office:value="345" table:style-name="ce1">
            <text:p>34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.3800053800053801E-2" table:formula="of:=[.G61]*100/[.G$86]" table:style-name="ce1">
            <text:p>0,053800054</text:p>
          </table:table-cell>
          <table:table-cell office:value-type="float" office:value="2.6145869856221814E-2" table:formula="of:=[.H61]*100/[.H$86]" table:style-name="ce1">
            <text:p>0,02614587</text:p>
          </table:table-cell>
          <table:table-cell office:value-type="float" office:value="0.18877911079745943" table:formula="of:=[.I61]*100/[.I$86]" table:style-name="ce1">
            <text:p>0,188779111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538" table:style-name="ce1">
            <text:p>538</text:p>
          </table:table-cell>
          <table:table-cell office:value-type="float" office:value="217" table:style-name="ce1">
            <text:p>217</text:p>
          </table:table-cell>
          <table:table-cell office:value-type="float" office:value="321" table:style-name="ce1">
            <text:p>321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.2400052400052403E-2" table:formula="of:=[.G62]*100/[.G$86]" table:style-name="ce1">
            <text:p>0,052400052</text:p>
          </table:table-cell>
          <table:table-cell office:value-type="float" office:value="2.5422942579091258E-2" table:formula="of:=[.H62]*100/[.H$86]" table:style-name="ce1">
            <text:p>0,025422943</text:p>
          </table:table-cell>
          <table:table-cell office:value-type="float" office:value="0.18407433545048224" table:formula="of:=[.I62]*100/[.I$86]" table:style-name="ce1">
            <text:p>0,184074335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524" table:style-name="ce1">
            <text:p>524</text:p>
          </table:table-cell>
          <table:table-cell office:value-type="float" office:value="211" table:style-name="ce1">
            <text:p>211</text:p>
          </table:table-cell>
          <table:table-cell office:value-type="float" office:value="313" table:style-name="ce1">
            <text:p>313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.7100077100077102E-2" table:formula="of:=[.G63]*100/[.G$86]" table:style-name="ce1">
            <text:p>0,077100077</text:p>
          </table:table-cell>
          <table:table-cell office:value-type="float" office:value="3.6748803254136653E-2" table:formula="of:=[.H63]*100/[.H$86]" table:style-name="ce1">
            <text:p>0,036748803</text:p>
          </table:table-cell>
          <table:table-cell office:value-type="float" office:value="0.27405316396142082" table:formula="of:=[.I63]*100/[.I$86]" table:style-name="ce1">
            <text:p>0,274053164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771" table:style-name="ce1">
            <text:p>771</text:p>
          </table:table-cell>
          <table:table-cell office:value-type="float" office:value="305" table:style-name="ce1">
            <text:p>305</text:p>
          </table:table-cell>
          <table:table-cell office:value-type="float" office:value="466" table:style-name="ce1">
            <text:p>466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.0200060200060197E-2" table:formula="of:=[.G64]*100/[.G$86]" table:style-name="ce1">
            <text:p>0,06020006</text:p>
          </table:table-cell>
          <table:table-cell office:value-type="float" office:value="3.1447336555179228E-2" table:formula="of:=[.H64]*100/[.H$86]" table:style-name="ce1">
            <text:p>0,031447337</text:p>
          </table:table-cell>
          <table:table-cell office:value-type="float" office:value="0.20054104916490237" table:formula="of:=[.I64]*100/[.I$86]" table:style-name="ce1">
            <text:p>0,200541049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2" table:style-name="ce1">
            <text:p>602</text:p>
          </table:table-cell>
          <table:table-cell office:value-type="float" office:value="261" table:style-name="ce1">
            <text:p>261</text:p>
          </table:table-cell>
          <table:table-cell office:value-type="float" office:value="341" table:style-name="ce1">
            <text:p>341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.9200059200059198E-2" table:formula="of:=[.G65]*100/[.G$86]" table:style-name="ce1">
            <text:p>0,059200059</text:p>
          </table:table-cell>
          <table:table-cell office:value-type="float" office:value="3.0242457759961636E-2" table:formula="of:=[.H65]*100/[.H$86]" table:style-name="ce1">
            <text:p>0,030242458</text:p>
          </table:table-cell>
          <table:table-cell office:value-type="float" office:value="0.20054104916490237" table:formula="of:=[.I65]*100/[.I$86]" table:style-name="ce1">
            <text:p>0,200541049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592" table:style-name="ce1">
            <text:p>592</text:p>
          </table:table-cell>
          <table:table-cell office:value-type="float" office:value="251" table:style-name="ce1">
            <text:p>251</text:p>
          </table:table-cell>
          <table:table-cell office:value-type="float" office:value="341" table:style-name="ce1">
            <text:p>341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.9600059600059603E-2" table:formula="of:=[.G66]*100/[.G$86]" table:style-name="ce1">
            <text:p>0,05960006</text:p>
          </table:table-cell>
          <table:table-cell office:value-type="float" office:value="2.7471236530961167E-2" table:formula="of:=[.H66]*100/[.H$86]" table:style-name="ce1">
            <text:p>0,027471237</text:p>
          </table:table-cell>
          <table:table-cell office:value-type="float" office:value="0.21641966596095036" table:formula="of:=[.I66]*100/[.I$86]" table:style-name="ce1">
            <text:p>0,216419666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96" table:style-name="ce1">
            <text:p>596</text:p>
          </table:table-cell>
          <table:table-cell office:value-type="float" office:value="228" table:style-name="ce1">
            <text:p>228</text:p>
          </table:table-cell>
          <table:table-cell office:value-type="float" office:value="368" table:style-name="ce1">
            <text:p>368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.0400050400050397E-2" table:formula="of:=[.G67]*100/[.G$86]" table:style-name="ce1">
            <text:p>0,05040005</text:p>
          </table:table-cell>
          <table:table-cell office:value-type="float" office:value="2.3856600145308382E-2" table:formula="of:=[.H67]*100/[.H$86]" table:style-name="ce1">
            <text:p>0,0238566</text:p>
          </table:table-cell>
          <table:table-cell office:value-type="float" office:value="0.17995765702187722" table:formula="of:=[.I67]*100/[.I$86]" table:style-name="ce1">
            <text:p>0,179957657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04" table:style-name="ce1">
            <text:p>504</text:p>
          </table:table-cell>
          <table:table-cell office:value-type="float" office:value="198" table:style-name="ce1">
            <text:p>198</text:p>
          </table:table-cell>
          <table:table-cell office:value-type="float" office:value="306" table:style-name="ce1">
            <text:p>306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.6700056700056699E-2" table:formula="of:=[.G68]*100/[.G$86]" table:style-name="ce1">
            <text:p>0,056700057</text:p>
          </table:table-cell>
          <table:table-cell office:value-type="float" office:value="2.9519530482831079E-2" table:formula="of:=[.H68]*100/[.H$86]" table:style-name="ce1">
            <text:p>0,02951953</text:p>
          </table:table-cell>
          <table:table-cell office:value-type="float" office:value="0.18936720771583157" table:formula="of:=[.I68]*100/[.I$86]" table:style-name="ce1">
            <text:p>0,189367208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67" table:style-name="ce1">
            <text:p>567</text:p>
          </table:table-cell>
          <table:table-cell office:value-type="float" office:value="245" table:style-name="ce1">
            <text:p>245</text:p>
          </table:table-cell>
          <table:table-cell office:value-type="float" office:value="322" table:style-name="ce1">
            <text:p>322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.1600061600061602E-2" table:formula="of:=[.G69]*100/[.G$86]" table:style-name="ce1">
            <text:p>0,061600062</text:p>
          </table:table-cell>
          <table:table-cell office:value-type="float" office:value="3.8556121446963042E-2" table:formula="of:=[.H69]*100/[.H$86]" table:style-name="ce1">
            <text:p>0,038556121</text:p>
          </table:table-cell>
          <table:table-cell office:value-type="float" office:value="0.17407668783815572" table:formula="of:=[.I69]*100/[.I$86]" table:style-name="ce1">
            <text:p>0,17407668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616" table:style-name="ce1">
            <text:p>616</text:p>
          </table:table-cell>
          <table:table-cell office:value-type="float" office:value="320" table:style-name="ce1">
            <text:p>320</text:p>
          </table:table-cell>
          <table:table-cell office:value-type="float" office:value="296" table:style-name="ce1">
            <text:p>296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.0900050900050897E-2" table:formula="of:=[.G70]*100/[.G$86]" table:style-name="ce1">
            <text:p>0,050900051</text:p>
          </table:table-cell>
          <table:table-cell office:value-type="float" office:value="2.4338551663395422E-2" table:formula="of:=[.H70]*100/[.H$86]" table:style-name="ce1">
            <text:p>0,024338552</text:p>
          </table:table-cell>
          <table:table-cell office:value-type="float" office:value="0.18054575394024935" table:formula="of:=[.I70]*100/[.I$86]" table:style-name="ce1">
            <text:p>0,180545754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509" table:style-name="ce1">
            <text:p>509</text:p>
          </table:table-cell>
          <table:table-cell office:value-type="float" office:value="202" table:style-name="ce1">
            <text:p>202</text:p>
          </table:table-cell>
          <table:table-cell office:value-type="float" office:value="307" table:style-name="ce1">
            <text:p>307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4600054600054598E-2" table:formula="of:=[.G71]*100/[.G$86]" table:style-name="ce1">
            <text:p>0,054600055</text:p>
          </table:table-cell>
          <table:table-cell office:value-type="float" office:value="3.1688312314222748E-2" table:formula="of:=[.H71]*100/[.H$86]" table:style-name="ce1">
            <text:p>0,031688312</text:p>
          </table:table-cell>
          <table:table-cell office:value-type="float" office:value="0.16643142789931781" table:formula="of:=[.I71]*100/[.I$86]" table:style-name="ce1">
            <text:p>0,16643142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546" table:style-name="ce1">
            <text:p>546</text:p>
          </table:table-cell>
          <table:table-cell office:value-type="float" office:value="263" table:style-name="ce1">
            <text:p>263</text:p>
          </table:table-cell>
          <table:table-cell office:value-type="float" office:value="283" table:style-name="ce1">
            <text:p>283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.78000578000578E-2" table:formula="of:=[.G72]*100/[.G$86]" table:style-name="ce1">
            <text:p>0,057800058</text:p>
          </table:table-cell>
          <table:table-cell office:value-type="float" office:value="3.48209971817885E-2" table:formula="of:=[.H72]*100/[.H$86]" table:style-name="ce1">
            <text:p>0,034820997</text:p>
          </table:table-cell>
          <table:table-cell office:value-type="float" office:value="0.16996000940955069" table:formula="of:=[.I72]*100/[.I$86]" table:style-name="ce1">
            <text:p>0,169960009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78" table:style-name="ce1">
            <text:p>578</text:p>
          </table:table-cell>
          <table:table-cell office:value-type="float" office:value="289" table:style-name="ce1">
            <text:p>289</text:p>
          </table:table-cell>
          <table:table-cell office:value-type="float" office:value="289" table:style-name="ce1">
            <text:p>289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.1700051700051701E-2" table:formula="of:=[.G73]*100/[.G$86]" table:style-name="ce1">
            <text:p>0,051700052</text:p>
          </table:table-cell>
          <table:table-cell office:value-type="float" office:value="2.4700015301960698E-2" table:formula="of:=[.H73]*100/[.H$86]" table:style-name="ce1">
            <text:p>0,024700015</text:p>
          </table:table-cell>
          <table:table-cell office:value-type="float" office:value="0.1834862385321101" table:formula="of:=[.I73]*100/[.I$86]" table:style-name="ce1">
            <text:p>0,183486239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517" table:style-name="ce1">
            <text:p>517</text:p>
          </table:table-cell>
          <table:table-cell office:value-type="float" office:value="205" table:style-name="ce1">
            <text:p>205</text:p>
          </table:table-cell>
          <table:table-cell office:value-type="float" office:value="312" table:style-name="ce1">
            <text:p>312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.7400057400057401E-2" table:formula="of:=[.G74]*100/[.G$86]" table:style-name="ce1">
            <text:p>0,057400057</text:p>
          </table:table-cell>
          <table:table-cell office:value-type="float" office:value="3.3254654748005624E-2" table:formula="of:=[.H74]*100/[.H$86]" table:style-name="ce1">
            <text:p>0,033254655</text:p>
          </table:table-cell>
          <table:table-cell office:value-type="float" office:value="0.17525288167490002" table:formula="of:=[.I74]*100/[.I$86]" table:style-name="ce1">
            <text:p>0,175252882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74" table:style-name="ce1">
            <text:p>574</text:p>
          </table:table-cell>
          <table:table-cell office:value-type="float" office:value="276" table:style-name="ce1">
            <text:p>276</text:p>
          </table:table-cell>
          <table:table-cell office:value-type="float" office:value="298" table:style-name="ce1">
            <text:p>298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.63000563000563E-2" table:formula="of:=[.G75]*100/[.G$86]" table:style-name="ce1">
            <text:p>0,056300056</text:p>
          </table:table-cell>
          <table:table-cell office:value-type="float" office:value="2.8435139567135243E-2" table:formula="of:=[.H75]*100/[.H$86]" table:style-name="ce1">
            <text:p>0,02843514</text:p>
          </table:table-cell>
          <table:table-cell office:value-type="float" office:value="0.19230769230769232" table:formula="of:=[.I75]*100/[.I$86]" table:style-name="ce1">
            <text:p>0,192307692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563" table:style-name="ce1">
            <text:p>563</text:p>
          </table:table-cell>
          <table:table-cell office:value-type="float" office:value="236" table:style-name="ce1">
            <text:p>236</text:p>
          </table:table-cell>
          <table:table-cell office:value-type="float" office:value="327" table:style-name="ce1">
            <text:p>327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.78000578000578E-2" table:formula="of:=[.G76]*100/[.G$86]" table:style-name="ce1">
            <text:p>0,057800058</text:p>
          </table:table-cell>
          <table:table-cell office:value-type="float" office:value="2.9158066844265799E-2" table:formula="of:=[.H76]*100/[.H$86]" table:style-name="ce1">
            <text:p>0,029158067</text:p>
          </table:table-cell>
          <table:table-cell office:value-type="float" office:value="0.19760056457304165" table:formula="of:=[.I76]*100/[.I$86]" table:style-name="ce1">
            <text:p>0,197600565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578" table:style-name="ce1">
            <text:p>578</text:p>
          </table:table-cell>
          <table:table-cell office:value-type="float" office:value="242" table:style-name="ce1">
            <text:p>242</text:p>
          </table:table-cell>
          <table:table-cell office:value-type="float" office:value="336" table:style-name="ce1">
            <text:p>336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.7500067500067498E-2" table:formula="of:=[.G77]*100/[.G$86]" table:style-name="ce1">
            <text:p>0,067500068</text:p>
          </table:table-cell>
          <table:table-cell office:value-type="float" office:value="4.229124571213759E-2" table:formula="of:=[.H77]*100/[.H$86]" table:style-name="ce1">
            <text:p>0,042291246</text:p>
          </table:table-cell>
          <table:table-cell office:value-type="float" office:value="0.19054340155257588" table:formula="of:=[.I77]*100/[.I$86]" table:style-name="ce1">
            <text:p>0,190543402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675" table:style-name="ce1">
            <text:p>675</text:p>
          </table:table-cell>
          <table:table-cell office:value-type="float" office:value="351" table:style-name="ce1">
            <text:p>351</text:p>
          </table:table-cell>
          <table:table-cell office:value-type="float" office:value="324" table:style-name="ce1">
            <text:p>324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.1100061100061102E-2" table:formula="of:=[.G78]*100/[.G$86]" table:style-name="ce1">
            <text:p>0,061100061</text:p>
          </table:table-cell>
          <table:table-cell office:value-type="float" office:value="3.0001482000918119E-2" table:formula="of:=[.H78]*100/[.H$86]" table:style-name="ce1">
            <text:p>0,030001482</text:p>
          </table:table-cell>
          <table:table-cell office:value-type="float" office:value="0.21289108445071747" table:formula="of:=[.I78]*100/[.I$86]" table:style-name="ce1">
            <text:p>0,212891084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611" table:style-name="ce1">
            <text:p>611</text:p>
          </table:table-cell>
          <table:table-cell office:value-type="float" office:value="249" table:style-name="ce1">
            <text:p>249</text:p>
          </table:table-cell>
          <table:table-cell office:value-type="float" office:value="362" table:style-name="ce1">
            <text:p>362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3000053000052998E-2" table:formula="of:=[.G79]*100/[.G$86]" table:style-name="ce1">
            <text:p>0,053000053</text:p>
          </table:table-cell>
          <table:table-cell office:value-type="float" office:value="3.6025875977006093E-2" table:formula="of:=[.H79]*100/[.H$86]" table:style-name="ce1">
            <text:p>0,036025876</text:p>
          </table:table-cell>
          <table:table-cell office:value-type="float" office:value="0.13585038814396613" table:formula="of:=[.I79]*100/[.I$86]" table:style-name="ce1">
            <text:p>0,135850388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530" table:style-name="ce1">
            <text:p>530</text:p>
          </table:table-cell>
          <table:table-cell office:value-type="float" office:value="299" table:style-name="ce1">
            <text:p>299</text:p>
          </table:table-cell>
          <table:table-cell office:value-type="float" office:value="231" table:style-name="ce1">
            <text:p>231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.9700059700059697E-2" table:formula="of:=[.G80]*100/[.G$86]" table:style-name="ce1">
            <text:p>0,05970006</text:p>
          </table:table-cell>
          <table:table-cell office:value-type="float" office:value="3.6869291133658409E-2" table:formula="of:=[.H80]*100/[.H$86]" table:style-name="ce1">
            <text:p>0,036869291</text:p>
          </table:table-cell>
          <table:table-cell office:value-type="float" office:value="0.171136203246295" table:formula="of:=[.I80]*100/[.I$86]" table:style-name="ce1">
            <text:p>0,171136203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597" table:style-name="ce1">
            <text:p>597</text:p>
          </table:table-cell>
          <table:table-cell office:value-type="float" office:value="306" table:style-name="ce1">
            <text:p>306</text:p>
          </table:table-cell>
          <table:table-cell office:value-type="float" office:value="291" table:style-name="ce1">
            <text:p>291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.7600057600057597E-2" table:formula="of:=[.G81]*100/[.G$86]" table:style-name="ce1">
            <text:p>0,057600058</text:p>
          </table:table-cell>
          <table:table-cell office:value-type="float" office:value="3.1929288073266268E-2" table:formula="of:=[.H81]*100/[.H$86]" table:style-name="ce1">
            <text:p>0,031929288</text:p>
          </table:table-cell>
          <table:table-cell office:value-type="float" office:value="0.18289814161373794" table:formula="of:=[.I81]*100/[.I$86]" table:style-name="ce1">
            <text:p>0,182898142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76" table:style-name="ce1">
            <text:p>576</text:p>
          </table:table-cell>
          <table:table-cell office:value-type="float" office:value="265" table:style-name="ce1">
            <text:p>265</text:p>
          </table:table-cell>
          <table:table-cell office:value-type="float" office:value="311" table:style-name="ce1">
            <text:p>311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9600049600049601E-2" table:formula="of:=[.G82]*100/[.G$86]" table:style-name="ce1">
            <text:p>0,04960005</text:p>
          </table:table-cell>
          <table:table-cell office:value-type="float" office:value="2.5061478940525978E-2" table:formula="of:=[.H82]*100/[.H$86]" table:style-name="ce1">
            <text:p>0,025061479</text:p>
          </table:table-cell>
          <table:table-cell office:value-type="float" office:value="0.16937191249117856" table:formula="of:=[.I82]*100/[.I$86]" table:style-name="ce1">
            <text:p>0,169371912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496" table:style-name="ce1">
            <text:p>496</text:p>
          </table:table-cell>
          <table:table-cell office:value-type="float" office:value="208" table:style-name="ce1">
            <text:p>208</text:p>
          </table:table-cell>
          <table:table-cell office:value-type="float" office:value="288" table:style-name="ce1">
            <text:p>288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.8100058100058097E-2" table:formula="of:=[.G83]*100/[.G$86]" table:style-name="ce1">
            <text:p>0,058100058</text:p>
          </table:table-cell>
          <table:table-cell office:value-type="float" office:value="3.7230754772223686E-2" table:formula="of:=[.H83]*100/[.H$86]" table:style-name="ce1">
            <text:p>0,037230755</text:p>
          </table:table-cell>
          <table:table-cell office:value-type="float" office:value="0.15996236179722417" table:formula="of:=[.I83]*100/[.I$86]" table:style-name="ce1">
            <text:p>0,159962362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581" table:style-name="ce1">
            <text:p>581</text:p>
          </table:table-cell>
          <table:table-cell office:value-type="float" office:value="309" table:style-name="ce1">
            <text:p>309</text:p>
          </table:table-cell>
          <table:table-cell office:value-type="float" office:value="272" table:style-name="ce1">
            <text:p>272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.1500061500061501E-2" table:formula="of:=[.G84]*100/[.G$86]" table:style-name="ce1">
            <text:p>0,061500062</text:p>
          </table:table-cell>
          <table:table-cell office:value-type="float" office:value="2.9399042603309319E-2" table:formula="of:=[.H84]*100/[.H$86]" table:style-name="ce1">
            <text:p>0,029399043</text:p>
          </table:table-cell>
          <table:table-cell office:value-type="float" office:value="0.2181839567160668" table:formula="of:=[.I84]*100/[.I$86]" table:style-name="ce1">
            <text:p>0,218183957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615" table:style-name="ce1">
            <text:p>615</text:p>
          </table:table-cell>
          <table:table-cell office:value-type="float" office:value="244" table:style-name="ce1">
            <text:p>244</text:p>
          </table:table-cell>
          <table:table-cell office:value-type="float" office:value="371" table:style-name="ce1">
            <text:p>371</text:p>
          </table:table-cell>
          <table:table-cell table:number-columns-repeated="16375"/>
        </table:table-row>
        <table:table-row table:style-name="ro1">
          <table:table-cell office:value-type="float" office:value="83" table:formula="of:=COUNT([.A2:.A84])" table:style-name="ce1">
            <text:p>8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99.999999999999943" table:formula="of:=SUM([.B2:.B84])" table:style-name="ce1">
            <text:p>100</text:p>
          </table:table-cell>
          <table:table-cell office:value-type="float" office:value="99.999999999999986" table:formula="of:=SUM([.C2:.C84])" table:style-name="ce1">
            <text:p>100</text:p>
          </table:table-cell>
          <table:table-cell office:value-type="float" office:value="99.999999999999957" table:formula="of:=SUM([.D2:.D84])" table:style-name="ce1">
            <text:p>100</text:p>
          </table:table-cell>
          <table:table-cell table:number-columns-repeated="2" table:style-name="ce1"/>
          <table:table-cell office:value-type="float" office:value="999999" table:formula="of:=SUM([.G2:.G84])" table:style-name="ce1">
            <text:p>999999</text:p>
          </table:table-cell>
          <table:table-cell office:value-type="float" office:value="829959" table:formula="of:=SUM([.H2:.H84])" table:style-name="ce1">
            <text:p>829959</text:p>
          </table:table-cell>
          <table:table-cell office:value-type="float" office:value="170040" table:formula="of:=SUM([.I2:.I84])" table:style-name="ce1">
            <text:p>170040</text:p>
          </table:table-cell>
          <table:table-cell table:number-columns-repeated="16375"/>
        </table:table-row>
        <table:table-row table:number-rows-repeated="1048490" table:style-name="ro1">
          <table:table-cell table:number-columns-repeated="16384"/>
        </table:table-row>
      </table:table>
      <table:database-ranges>
        <table:database-range table:target-range-address="users_age_balance.A1:users_age_balance.D84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26Z</dc:date>
    <meta:editing-cycles>1</meta:editing-cycles>
    <meta:editing-duration>PT7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67.5456692913385pt" svg:width="778.2802362204724pt" chart:style-name="Crt0">
        <chart:title chart:style-name="CT00">
          <text:p text:style-name="a0" text:class-names="" text:cond-style-name="">Percentage of the population per ag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users_age_balance.$A$2:.$A$84"/>
          </chart:axis>
          <chart:axis chart:dimension="y" chart:name="primary-y" chart:style-name="Axs1">
            <chart:grid chart:class="major" chart:style-name="GMa1"/>
          </chart:axis>
          <chart:series chart:label-cell-address="users_age_balance.$B$1" chart:values-cell-range-address="users_age_balance.$B$2:.$B$84" chart:class="chart:line" chart:attached-axis="primary-y" chart:style-name="G0S0">
            <chart:data-point chart:repeated="83"/>
          </chart:series>
          <chart:series chart:label-cell-address="users_age_balance.$C$1" chart:values-cell-range-address="users_age_balance.$C$2:.$C$84" chart:class="chart:line" chart:attached-axis="primary-y" chart:style-name="G0S1">
            <chart:data-point chart:repeated="83"/>
          </chart:series>
          <chart:series chart:label-cell-address="users_age_balance.$D$1" chart:values-cell-range-address="users_age_balance.$D$2:.$D$84" chart:class="chart:line" chart:attached-axis="primary-y" chart:style-name="G0S2">
            <chart:data-point chart:repeated="8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